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GulimChe" svg:font-family="GulimCh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465a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5cm"/>
    </style:style>
    <style:style style:name="gr2" style:family="graphic" style:parent-style-name="standard">
      <style:graphic-properties svg:stroke-width="0cm" svg:stroke-color="#729fcf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Fine_20_Dashed" svg:stroke-color="#000000" draw:fill-color="#ffffff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cc3300"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10" style:family="graphic" style:parent-style-name="standard">
      <style:graphic-properties svg:stroke-color="#729fcf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none" fo:min-height="6.566cm"/>
    </style:style>
    <style:style style:name="gr12" style:family="graphic" style:parent-style-name="standard">
      <style:graphic-properties draw:stroke="none" draw:fill="none" fo:min-height="11.364cm"/>
    </style:style>
    <style:style style:name="gr13" style:family="graphic" style:parent-style-name="standard" style:list-style-name="L2">
      <style:graphic-properties draw:stroke="none" draw:fill="none" fo:min-height="7.507cm"/>
    </style:style>
    <style:style style:name="gr14" style:family="graphic" style:parent-style-name="standard">
      <style:graphic-properties draw:stroke="none" draw:fill="none" fo:min-height="15.887cm"/>
    </style:style>
    <style:style style:name="gr15" style:family="graphic" style:parent-style-name="standard" style:list-style-name="L2">
      <style:graphic-properties draw:stroke="none" draw:fill="none" fo:min-height="6.35cm"/>
    </style:style>
    <style:style style:name="gr16" style:family="graphic" style:parent-style-name="standard">
      <style:graphic-properties draw:stroke="none" draw:fill="none" fo:min-height="12.194cm"/>
    </style:style>
    <style:style style:name="gr17" style:family="graphic">
      <style:graphic-properties svg:stroke-width="0cm" svg:stroke-color="#729fcf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pr1" style:family="presentation" style:parent-style-name="Standard-subtitle">
      <style:graphic-properties draw:stroke="none" svg:stroke-color="#ffffff" draw:fill="none" fo:min-height="2.39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8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40pt" style:font-size-asian="40pt" style:font-size-complex="4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color="#ffffff" style:font-name="Century Gothic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color="#333333" fo:font-size="28pt" style:font-size-asian="28pt" style:font-size-complex="2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margin-top="0cm" fo:margin-bottom="0.2cm" fo:line-height="100%"/>
      <style:text-properties fo:color="#333333" style:font-name="Consolas" fo:font-size="18pt" style:font-size-asian="18pt" style:font-size-complex="18pt"/>
    </style:style>
    <style:style style:name="P10" style:family="paragraph">
      <style:text-properties fo:color="#333333" fo:font-size="20pt" style:font-size-asian="20pt" style:font-size-complex="20pt"/>
    </style:style>
    <style:style style:name="P11" style:family="paragraph">
      <style:paragraph-properties fo:margin-top="0cm" fo:margin-bottom="0.2cm"/>
      <style:text-properties fo:color="#333333" fo:font-size="20pt" style:font-size-asian="20pt" style:font-size-complex="20pt"/>
    </style:style>
    <style:style style:name="P12" style:family="paragraph">
      <style:paragraph-properties fo:text-align="start"/>
      <style:text-properties fo:color="#ffffff" fo:font-size="40pt" style:font-size-asian="40pt" style:font-size-complex="40pt"/>
    </style:style>
    <style:style style:name="P13" style:family="paragraph">
      <style:text-properties fo:color="#333333"/>
    </style:style>
    <style:style style:name="T1" style:family="text">
      <style:text-properties fo:color="#729fcf" style:font-name="Liberation Sans1" fo:font-size="13pt" style:font-size-asian="13pt" style:font-size-complex="13pt"/>
    </style:style>
    <style:style style:name="T2" style:family="text">
      <style:text-properties fo:color="#ffffff" style:font-name="Century Gothic"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color="#ffffff" style:font-name="Century Gothic" fo:font-size="32pt" style:font-size-asian="32pt" style:font-size-complex="32pt"/>
    </style:style>
    <style:style style:name="T5" style:family="text">
      <style:text-properties fo:color="#333333" fo:font-size="28pt" style:font-size-asian="28pt" style:font-size-complex="28pt"/>
    </style:style>
    <style:style style:name="T6" style:family="text">
      <style:text-properties style:font-name="Consolas" fo:font-size="26pt" style:font-size-asian="26pt" style:font-size-complex="26pt"/>
    </style:style>
    <style:style style:name="T7" style:family="text">
      <style:text-properties fo:color="#333333" style:font-name="Consolas" fo:font-size="24pt" style:font-size-asian="24pt" style:font-size-complex="24pt"/>
    </style:style>
    <style:style style:name="T8" style:family="text">
      <style:text-properties fo:color="#006699" style:font-name="Consolas" fo:font-size="24pt" style:font-size-asian="24pt" style:font-size-complex="24pt"/>
    </style:style>
    <style:style style:name="T9" style:family="text">
      <style:text-properties fo:color="#999999" style:font-name="Consolas" fo:font-size="24pt" style:font-size-asian="24pt" style:font-size-complex="24pt"/>
    </style:style>
    <style:style style:name="T10" style:family="text">
      <style:text-properties style:font-name="Consolas" fo:font-size="24pt" style:font-size-asian="24pt" style:font-size-complex="24pt"/>
    </style:style>
    <style:style style:name="T11" style:family="text">
      <style:text-properties fo:color="#669900" style:font-name="Consolas" fo:font-size="24pt" style:font-size-asian="24pt" style:font-size-complex="24pt"/>
    </style:style>
    <style:style style:name="T12" style:family="text">
      <style:text-properties fo:color="#333333" style:font-name="Consolas" fo:font-size="18pt" style:font-size-asian="18pt" style:font-size-complex="18pt"/>
    </style:style>
    <style:style style:name="T13" style:family="text">
      <style:text-properties fo:color="#669900" style:font-name="Consolas" fo:font-size="18pt" style:font-size-asian="18pt" style:font-size-complex="18pt"/>
    </style:style>
    <style:style style:name="T14" style:family="text">
      <style:text-properties fo:color="#ff9900" style:font-name="Consolas" fo:font-size="18pt" style:font-size-asian="18pt" style:font-size-complex="18pt"/>
    </style:style>
    <style:style style:name="T15" style:family="text">
      <style:text-properties fo:color="#333333" fo:font-size="20pt" style:font-size-asian="20pt" style:font-size-complex="20pt"/>
    </style:style>
    <style:style style:name="T16" style:family="text">
      <style:text-properties fo:color="#333333" fo:font-size="24pt" style:font-size-asian="24pt" style:font-size-complex="24pt"/>
    </style:style>
    <style:style style:name="T17" style:family="text">
      <style:text-properties fo:color="#333333" fo:font-size="6pt" style:font-size-asian="6pt" style:font-size-complex="6pt"/>
    </style:style>
    <style:style style:name="T18" style:family="text">
      <style:text-properties fo:color="#006699" style:font-name="Consolas" fo:font-size="18pt" style:font-size-asian="18pt" style:font-size-complex="18pt"/>
    </style:style>
    <style:style style:name="T19" style:family="text"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13.4cm" svg:height="1.474cm" svg:x="9.1cm" svg:y="14.2cm">
          <draw:text-box>
            <text:p text:style-name="P1"><text:span text:style-name="T1">Alexandra Jäger | Mathias Hörtnagl | Carmen Vierthaler</text:span></text:p>
            <text:p text:style-name="P1"/>
          </draw:text-box>
        </draw:frame>
        <draw:custom-shape draw:style-name="gr2" draw:text-style-name="P2" draw:layer="layout" svg:width="17.9cm" svg:height="2.4cm" svg:x="10.1cm" svg:y="11.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2.8cm" svg:height="2.393cm" svg:x="10.144cm" svg:y="11.807cm">
          <draw:text-box>
            <text:p text:style-name="P3"><text:span text:style-name="T2">MVC DSL Projec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custom-shape draw:style-name="gr4" draw:text-style-name="P4" draw:layer="layout" svg:width="24.8cm" svg:height="3.4cm" svg:x="1.3cm" svg:y="4cm">
          <text:p text:style-name="P4"><text:span text:style-name="T3">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4.8cm" svg:height="2.6cm" svg:x="1.3cm" svg:y="14cm">
          <text:p text:style-name="P4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cm" svg:height="1.8cm" svg:x="3.9cm" svg:y="5cm">
          <text:p text:style-name="P4"><text:span text:style-name="T3">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4.8cm" svg:height="3cm" svg:x="1.3cm" svg:y="8.2cm">
          <text:p text:style-name="P4"><text:span text:style-name="T3">Controll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4.8cm" svg:height="1.2cm" svg:x="1.3cm" svg:y="17.6cm">
          <text:p text:style-name="P4"><text:span text:style-name="T3">MySQL 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5" draw:id="id5" draw:layer="layout" svg:width="3.4cm" svg:height="1.8cm" svg:x="13.9cm" svg:y="5cm">
          <text:p text:style-name="P4"><text:span text:style-name="T3">Start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3.4cm" svg:height="1.8cm" svg:x="18.1cm" svg:y="5cm">
          <text:p text:style-name="P4"><text:span text:style-name="T3">Detail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9" draw:id="id9" draw:layer="layout" svg:width="3.4cm" svg:height="1.8cm" svg:x="22.1cm" svg:y="5cm">
          <text:p text:style-name="P4"><text:span text:style-name="T3">New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4cm" svg:height="1.8cm" svg:x="3.9cm" svg:y="9cm">
          <text:p text:style-name="P4"><text:span text:style-name="T3">Ap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3.4cm" svg:height="1.8cm" svg:x="13.9cm" svg:y="9.2cm">
          <text:p text:style-name="P4"><text:span text:style-name="T3">Controller</text:span></text:p>
          <text:p text:style-name="P4"><text:span text:style-name="T3">Start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3.4cm" svg:height="1.8cm" svg:x="18.1cm" svg:y="9.2cm">
          <text:p text:style-name="P4"><text:span text:style-name="T3">Controller</text:span></text:p>
          <text:p text:style-name="P4"><text:span text:style-name="T3">DetailView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8" draw:id="id8" draw:layer="layout" svg:width="3.4cm" svg:height="1.8cm" svg:x="22.1cm" svg:y="9.2cm">
          <text:p text:style-name="P4"><text:span text:style-name="T3">Controller</text:span></text:p>
          <text:p text:style-name="P4"><text:span text:style-name="T3">NewView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.4cm" svg:height="1.8cm" svg:x="3.9cm" svg:y="14.4cm">
          <text:p text:style-name="P4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3.4cm" svg:height="1.8cm" svg:x="18.1cm" svg:y="14.4cm">
          <text:p text:style-name="P4"><text:span text:style-name="T3">Pers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3.4cm" svg:height="0.8cm" svg:x="18.2cm" svg:y="17.8cm">
          <text:p text:style-name="P4"><text:span text:style-name="T3">Person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6cm" svg:y1="16.2cm" svg:x2="19.9cm" svg:y2="17.8cm" draw:start-shape="id1" draw:start-glue-point="2" draw:end-shape="id2" svg:d="M5600 16200v800h14300v800" svg:viewBox="0 0 14301 1601">
          <text:p/>
        </draw:connector>
        <draw:connector draw:style-name="gr7" draw:text-style-name="P2" draw:layer="layout" svg:x1="7.3cm" svg:y1="15.3cm" svg:x2="18.1cm" svg:y2="15.3cm" draw:start-shape="id1" draw:start-glue-point="1" draw:end-shape="id3" svg:d="M7300 15300h10800" svg:viewBox="0 0 10801 1">
          <text:p/>
        </draw:connector>
        <draw:connector draw:style-name="gr8" draw:text-style-name="P2" draw:layer="layout" svg:x1="15.6cm" svg:y1="9.2cm" svg:x2="15.6cm" svg:y2="6.8cm" draw:start-shape="id4" draw:end-shape="id5" draw:end-glue-point="2" svg:d="M15600 9200v-2400" svg:viewBox="0 0 1 2401">
          <text:p/>
        </draw:connector>
        <draw:connector draw:style-name="gr8" draw:text-style-name="P2" draw:layer="layout" svg:x1="19.8cm" svg:y1="9.2cm" svg:x2="19.8cm" svg:y2="6.8cm" draw:start-shape="id6" draw:start-glue-point="0" draw:end-shape="id7" svg:d="M19800 9200v-2400" svg:viewBox="0 0 1 2401">
          <text:p/>
        </draw:connector>
        <draw:connector draw:style-name="gr8" draw:text-style-name="P2" draw:layer="layout" svg:x1="23.8cm" svg:y1="9.2cm" svg:x2="23.8cm" svg:y2="6.8cm" draw:start-shape="id8" draw:end-shape="id9" svg:d="M23800 9200v-2400" svg:viewBox="0 0 1 2401">
          <text:p/>
        </draw:connector>
        <draw:connector draw:style-name="gr8" draw:text-style-name="P2" draw:layer="layout" svg:x1="15.6cm" svg:y1="11cm" svg:x2="5.6cm" svg:y2="14.4cm" draw:start-shape="id4" draw:end-shape="id1" draw:end-glue-point="0" svg:d="M15600 11000v1700h-10000v1700" svg:viewBox="0 0 10001 3401">
          <text:p/>
        </draw:connector>
        <draw:connector draw:style-name="gr8" draw:text-style-name="P2" draw:layer="layout" svg:x1="19.8cm" svg:y1="11cm" svg:x2="19.8cm" svg:y2="14.4cm" draw:start-shape="id6" draw:end-shape="id3" draw:end-glue-point="0" svg:d="M19800 11000v3400" svg:viewBox="0 0 1 3401">
          <text:p/>
        </draw:connector>
        <draw:connector draw:style-name="gr8" draw:text-style-name="P2" draw:layer="layout" svg:x1="23.8cm" svg:y1="11cm" svg:x2="19.8cm" svg:y2="14.4cm" draw:start-shape="id8" draw:start-glue-point="2" draw:end-shape="id3" svg:d="M23800 11000v1700h-4000v1700" svg:viewBox="0 0 4001 3401">
          <text:p/>
        </draw:connector>
        <draw:connector draw:style-name="gr8" draw:text-style-name="P2" draw:layer="layout" svg:x1="19.8cm" svg:y1="11cm" svg:x2="5.6cm" svg:y2="14.4cm" draw:start-shape="id6" draw:end-shape="id1" draw:end-glue-point="0" svg:d="M19800 11000v1700h-14200v1700" svg:viewBox="0 0 14201 3401">
          <text:p/>
        </draw:connector>
        <draw:custom-shape draw:style-name="gr9" draw:text-style-name="P2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cm" svg:height="1.8cm" svg:x="15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2.6cm" svg:height="1.8cm" svg:x="15.4cm" svg:y="0cm" presentation:class="title" presentation:user-transformed="true">
          <draw:text-box>
            <text:p text:style-name="P5"><text:span text:style-name="T4">Architec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custom-shape draw:style-name="gr9" draw:text-style-name="P2" draw:layer="layout" svg:width="28cm" svg:height="1.8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cm" svg:height="1.8cm" svg:x="15.001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2.6cm" svg:height="1.8cm" svg:x="15.418cm" svg:y="0cm" presentation:class="title" presentation:user-transformed="true">
          <draw:text-box>
            <text:p text:style-name="P5"><text:span text:style-name="T4">Model</text:span></text:p>
          </draw:text-box>
        </draw:frame>
        <draw:frame draw:style-name="gr11" draw:text-style-name="P7" draw:layer="layout" svg:width="24.554cm" svg:height="6.816cm" svg:x="2.446cm" svg:y="2.984cm">
          <draw:text-box>
            <text:list text:style-name="L2">
              <text:list-item>
                <text:p text:style-name="P7"><text:span text:style-name="T5">Connect to MySQL DB</text:span></text:p>
              </text:list-item>
              <text:list-item>
                <text:p text:style-name="P7"><text:span text:style-name="T5">Insert, Update, Delete, Select</text:span></text:p>
              </text:list-item>
              <text:list-item>
                <text:p text:style-name="P7"><text:span text:style-name="T5">Simple ORM Mapper</text:span></text:p>
              </text:list-item>
              <text:list-item>
                <text:p text:style-name="P7"><text:span text:style-name="T5">Overloaded operators for common operations</text:span></text:p>
              </text:list-item>
            </text:list>
          </draw:text-box>
        </draw:frame>
        <draw:frame draw:style-name="gr12" draw:text-style-name="P8" draw:layer="layout" svg:width="25.438cm" svg:height="11.614cm" svg:x="1.362cm" svg:y="10.3cm">
          <draw:text-box>
            <text:p text:style-name="P8"><text:span text:style-name="T5">Examples:</text:span></text:p>
            <text:p text:style-name="P8"><text:span text:style-name="T6"><text:tab/></text:span><text:span text:style-name="T7">Person p; Model model</text:span></text:p>
            <text:p text:style-name="P8"><text:span text:style-name="T7"><text:tab/></text:span><text:span text:style-name="T7">model </text:span><text:span text:style-name="T8">&lt;&lt;</text:span><text:span text:style-name="T7"> p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9">// save or update person</text:span></text:p>
            <text:p text:style-name="P8"><text:span text:style-name="T7"><text:tab/></text:span><text:span text:style-name="T7">model </text:span><text:span text:style-name="T8">&gt;&gt;</text:span><text:span text:style-name="T7"> p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9">// delete person</text:span></text:p>
            <text:p text:style-name="P8"><text:span text:style-name="T7"><text:tab/></text:span><text:span text:style-name="T7">model[Person]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9">// get all persons</text:span></text:p>
            <text:p text:style-name="P8"><text:span text:style-name="T10"><text:tab/></text:span><text:span text:style-name="T8">from</text:span><text:span text:style-name="T10"> </text:span><text:span text:style-name="T7">Person</text:span><text:span text:style-name="T10"> </text:span><text:span text:style-name="T8">where</text:span><text:span text:style-name="T10"> </text:span><text:span text:style-name="T11">'id = 3'</text:span><text:span text:style-name="T10"> </text:span><text:span text:style-name="T9">// select pers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custom-shape draw:style-name="gr9" draw:text-style-name="P2" draw:layer="layout" svg:width="28cm" svg:height="1.8cm" svg:x="0.002cm" svg:y="0.0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cm" svg:height="1.8cm" svg:x="15.002cm" svg:y="0.00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2.6cm" svg:height="1.8cm" svg:x="15.419cm" svg:y="0.001cm" presentation:class="title" presentation:user-transformed="true">
          <draw:text-box>
            <text:p text:style-name="P5"><text:span text:style-name="T4">View</text:span></text:p>
          </draw:text-box>
        </draw:frame>
        <draw:frame draw:style-name="gr13" draw:layer="layout" svg:width="23.91cm" svg:height="7.757cm" svg:x="2.26cm" svg:y="7.224cm">
          <draw:text-box>
            <text:list text:style-name="L2">
              <text:list-item>
                <text:p><text:span text:style-name="T5">Views with fields or tables</text:span></text:p>
              </text:list-item>
              <text:list-item>
                <text:p><text:span text:style-name="T5">Arbitrarily nested views possible</text:span></text:p>
              </text:list-item>
              <text:list-item>
                <text:p><text:span text:style-name="T5">Builder similar to Groovy SwingBuilder</text:span></text:p>
              </text:list-item>
              <text:list-item>
                <text:p><text:span text:style-name="T5">JComponents: JTextbox, JLabel, JButton, JTable</text:span></text:p>
              </text:list-item>
              <text:list-item>
                <text:p><text:span text:style-name="T5">Layout: GridLayout, MatrixGridLayout, Hbox, VBo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custom-shape draw:style-name="gr9" draw:text-style-name="P2" draw:layer="layout" svg:width="28cm" svg:height="1.8cm" svg:x="0.003cm" svg:y="0.0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cm" svg:height="1.8cm" svg:x="15.003cm" svg:y="0.00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2.6cm" svg:height="1.8cm" svg:x="15.42cm" svg:y="0.002cm" presentation:class="title" presentation:user-transformed="true">
          <draw:text-box>
            <text:p text:style-name="P5"><text:span text:style-name="T4">View - Example</text:span></text:p>
          </draw:text-box>
        </draw:frame>
        <draw:frame draw:style-name="gr14" draw:text-style-name="P9" draw:layer="layout" svg:width="22.8cm" svg:height="16.137cm" svg:x="3cm" svg:y="4.063cm">
          <draw:text-box>
            <text:p text:style-name="P9"><text:span text:style-name="T12">builder.view(id: </text:span><text:span text:style-name="T13">'DetailView'</text:span><text:span text:style-name="T12">, padding: </text:span><text:span text:style-name="T14">10</text:span><text:span text:style-name="T12">) {</text:span></text:p>
            <text:p text:style-name="P9"><text:span text:style-name="T12"><text:tab/></text:span><text:span text:style-name="T12">matrixGrid(rows: </text:span><text:span text:style-name="T14">4</text:span><text:span text:style-name="T12">, cols: </text:span><text:span text:style-name="T14">2</text:span><text:span text:style-name="T12">) {</text:span></text:p>
            <text:p text:style-name="P9"><text:span text:style-name="T12"><text:tab/></text:span><text:span text:style-name="T12"><text:tab/></text:span><text:span text:style-name="T12">label(text: </text:span><text:span text:style-name="T13">'Last Name:'</text:span><text:span text:style-name="T12">, row: </text:span><text:span text:style-name="T14">0</text:span><text:span text:style-name="T12">, col: </text:span><text:span text:style-name="T14">0</text:span><text:span text:style-name="T12">)</text:span></text:p>
            <text:p text:style-name="P9"><text:span text:style-name="T12"><text:tab/></text:span><text:span text:style-name="T12"><text:tab/></text:span><text:span text:style-name="T12">text(id: </text:span><text:span text:style-name="T13">'LastNameText'</text:span><text:span text:style-name="T12">, row: </text:span><text:span text:style-name="T14">0</text:span><text:span text:style-name="T12">, col: </text:span><text:span text:style-name="T14">1</text:span><text:span text:style-name="T12">)</text:span></text:p>
            <text:p text:style-name="P9"><text:span text:style-name="T12"/></text:p>
            <text:p text:style-name="P9"><text:span text:style-name="T12"><text:tab/></text:span><text:span text:style-name="T12"><text:tab/></text:span><text:span text:style-name="T12">label(text: </text:span><text:span text:style-name="T13">'First Name:'</text:span><text:span text:style-name="T12">, row: </text:span><text:span text:style-name="T14">1</text:span><text:span text:style-name="T12">, col: </text:span><text:span text:style-name="T14">0</text:span><text:span text:style-name="T12">)</text:span></text:p>
            <text:p text:style-name="P9"><text:span text:style-name="T12"><text:tab/></text:span><text:span text:style-name="T12"><text:tab/></text:span><text:span text:style-name="T12">text(id: </text:span><text:span text:style-name="T13">'FirstNameText'</text:span><text:span text:style-name="T12">, row: </text:span><text:span text:style-name="T14">1</text:span><text:span text:style-name="T12">, col: </text:span><text:span text:style-name="T14">1</text:span><text:span text:style-name="T12">)</text:span></text:p>
            <text:p text:style-name="P9"><text:span text:style-name="T12"/></text:p>
            <text:p text:style-name="P9"><text:span text:style-name="T12"><text:tab/></text:span><text:span text:style-name="T12"><text:tab/></text:span><text:span text:style-name="T12">label(text: </text:span><text:span text:style-name="T13">'Birthday:'</text:span><text:span text:style-name="T12">, row: </text:span><text:span text:style-name="T14">2</text:span><text:span text:style-name="T12">, col: </text:span><text:span text:style-name="T14">0</text:span><text:span text:style-name="T12">)</text:span></text:p>
            <text:p text:style-name="P9"><text:span text:style-name="T12"><text:tab/></text:span><text:span text:style-name="T12"><text:tab/></text:span><text:span text:style-name="T12">text(id: </text:span><text:span text:style-name="T13">'BirthdayText'</text:span><text:span text:style-name="T12">, row: </text:span><text:span text:style-name="T14">2</text:span><text:span text:style-name="T12">, col: </text:span><text:span text:style-name="T14">1</text:span><text:span text:style-name="T12">)</text:span></text:p>
            <text:p text:style-name="P9"><text:span text:style-name="T12"/></text:p>
            <text:p text:style-name="P9"><text:span text:style-name="T12"><text:tab/></text:span><text:span text:style-name="T12"><text:tab/></text:span><text:span text:style-name="T12">button(id: </text:span><text:span text:style-name="T13">'Back'</text:span><text:span text:style-name="T12">, text: </text:span><text:span text:style-name="T13">'Back'</text:span><text:span text:style-name="T12">, row: </text:span><text:span text:style-name="T14">3</text:span><text:span text:style-name="T12">, col: </text:span><text:span text:style-name="T14">0</text:span><text:span text:style-name="T12">)</text:span></text:p>
            <text:p text:style-name="P9"><text:span text:style-name="T12"><text:tab/></text:span><text:span text:style-name="T12"><text:tab/></text:span><text:span text:style-name="T12">button(id: </text:span><text:span text:style-name="T13">'Save'</text:span><text:span text:style-name="T12">, text: </text:span><text:span text:style-name="T13">'Save'</text:span><text:span text:style-name="T12">, row: </text:span><text:span text:style-name="T14">3</text:span><text:span text:style-name="T12">, col: </text:span><text:span text:style-name="T14">1</text:span><text:span text:style-name="T12">)</text:span></text:p>
            <text:p text:style-name="P9"><text:span text:style-name="T12"><text:tab/></text:span><text:span text:style-name="T12">}</text:span></text:p>
            <text:p text:style-name="P9"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custom-shape draw:style-name="gr9" draw:text-style-name="P2" draw:layer="layout" svg:width="28cm" svg:height="1.8cm" svg:x="0.004cm" svg:y="0.0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cm" svg:height="1.8cm" svg:x="15.004cm" svg:y="0.00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2.6cm" svg:height="1.8cm" svg:x="15.421cm" svg:y="0.003cm" presentation:class="title" presentation:user-transformed="true">
          <draw:text-box>
            <text:p text:style-name="P5"><text:span text:style-name="T4">Controller</text:span></text:p>
          </draw:text-box>
        </draw:frame>
        <draw:frame draw:style-name="gr15" draw:text-style-name="P10" draw:layer="layout" svg:width="21.222cm" svg:height="6.6cm" svg:x="2.378cm" svg:y="2.6cm">
          <draw:text-box>
            <text:list text:style-name="L2">
              <text:list-item>
                <text:p text:style-name="P10"><text:span text:style-name="T15">Components are addressable by name</text:span></text:p>
              </text:list-item>
              <text:list-item>
                <text:p text:style-name="P10"><text:span text:style-name="T15">Click and selection events</text:span></text:p>
              </text:list-item>
              <text:list-item>
                <text:p text:style-name="P10"><text:span text:style-name="T15">Naviga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5">Forward / Back (view stack)</text:span></text:p>
                  </text:list-item>
                  <text:list-item>
                    <text:p text:style-name="P10"><text:span text:style-name="T15">Pass arguments between controllers</text:span></text:p>
                  </text:list-item>
                </text:list>
              </text:list-item>
            </text:list>
          </draw:text-box>
        </draw:frame>
        <draw:frame draw:style-name="gr16" draw:text-style-name="P11" draw:layer="layout" svg:width="27.918cm" svg:height="12.444cm" svg:x="1.482cm" svg:y="9.156cm">
          <draw:text-box>
            <text:p text:style-name="P11"><text:span text:style-name="T16">Example:</text:span></text:p>
            <text:p text:style-name="P11"><text:span text:style-name="T17"/></text:p>
            <text:p text:style-name="P11"><text:span text:style-name="T15"><text:tab/></text:span><text:span text:style-name="T18">on</text:span><text:span text:style-name="T12"> </text:span><text:span text:style-name="T13">'StartView'</text:span><text:span text:style-name="T12"> </text:span><text:span text:style-name="T18">table</text:span><text:span text:style-name="T12"> </text:span><text:span text:style-name="T13">'PersonTable'</text:span><text:span text:style-name="T12"> </text:span><text:span text:style-name="T18">select</text:span><text:span text:style-name="T12"> { View view, Model model -&gt;</text:span><text:span text:style-name="T12"><text:tab/></text:span></text:p>
            <text:p text:style-name="P11"><text:span text:style-name="T12"><text:tab/></text:span><text:span text:style-name="T12"><text:tab/></text:span><text:span text:style-name="T18">def</text:span><text:span text:style-name="T12"> JTable table = view[</text:span><text:span text:style-name="T13">'PersonTable'</text:span><text:span text:style-name="T12">]</text:span></text:p>
            <text:p text:style-name="P11"><text:span text:style-name="T12"><text:tab/></text:span><text:span text:style-name="T12"><text:tab/></text:span><text:span text:style-name="T18">def</text:span><text:span text:style-name="T12"> selected = table.getSelectedRow()</text:span></text:p>
            <text:p text:style-name="P11"><text:span text:style-name="T12"><text:tab/></text:span><text:span text:style-name="T12"><text:tab/></text:span><text:span text:style-name="T12"><text:tab/></text:span></text:p>
            <text:p text:style-name="P11"><text:span text:style-name="T12"><text:tab/></text:span><text:span text:style-name="T12"><text:tab/></text:span><text:span text:style-name="T18">if</text:span><text:span text:style-name="T12"> (selected != </text:span><text:span text:style-name="T14">-1</text:span><text:span text:style-name="T12">) {</text:span></text:p>
            <text:p text:style-name="P11"><text:span text:style-name="T12"><text:tab/></text:span><text:span text:style-name="T12"><text:tab/></text:span><text:span text:style-name="T12"><text:tab/></text:span><text:span text:style-name="T18">def</text:span><text:span text:style-name="T12"> id = table.getValueAt(selected, </text:span><text:span text:style-name="T14">0</text:span><text:span text:style-name="T12">)</text:span></text:p>
            <text:p text:style-name="P11"><text:span text:style-name="T12"><text:tab/></text:span><text:span text:style-name="T12"><text:tab/></text:span><text:span text:style-name="T12"><text:tab/></text:span><text:span text:style-name="T12">navigate(</text:span><text:span text:style-name="T13">'DetailView'</text:span><text:span text:style-name="T12">, [id: id])</text:span></text:p>
            <text:p text:style-name="P11"><text:span text:style-name="T12"><text:tab/></text:span><text:span text:style-name="T12"><text:tab/></text:span><text:span text:style-name="T12">}</text:span></text:p>
            <text:p text:style-name="P11"><text:span text:style-name="T12"><text:tab/></text:span><text:span text:style-name="T12">}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32">
        <office:forms form:automatic-focus="false" form:apply-design-mode="false"/>
        <draw:custom-shape draw:style-name="gr2" draw:text-style-name="P2" draw:layer="layout" svg:width="17.9cm" svg:height="2.4cm" svg:x="10.101cm" svg:y="11.8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12.145cm" svg:height="2.393cm" svg:x="10.8cm" svg:y="11.808cm">
          <draw:text-box>
            <text:p text:style-name="P12"><text:span text:style-name="T2">DEM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3"><text:span text:style-name="T19">Groovy</text:span></text:p>
                <text:list>
                  <text:list-item>
                    <text:p text:style-name="P13"><text:span text:style-name="T19">Rapid prototyping</text:span></text:p>
                  </text:list-item>
                  <text:list-item>
                    <text:p text:style-name="P13"><text:span text:style-name="T19">Use of existing libraries (Swing, SQL)</text:span></text:p>
                  </text:list-item>
                  <text:list-item>
                    <text:p text:style-name="P13"><text:span text:style-name="T19">Familiar syntax (Java)</text:span></text:p>
                    <text:p text:style-name="P13"><text:span text:style-name="T19"/></text:p>
                  </text:list-item>
                </text:list>
              </text:list-item>
              <text:list-item>
                <text:p text:style-name="P13"><text:span text:style-name="T19">Our project</text:span></text:p>
                <text:list>
                  <text:list-item>
                    <text:p text:style-name="P13"><text:span text:style-name="T19">Simple</text:span></text:p>
                  </text:list-item>
                  <text:list-item>
                    <text:p text:style-name="P13"><text:span text:style-name="T19">Powerful</text:span></text:p>
                  </text:list-item>
                  <text:list-item>
                    <text:p text:style-name="P13"><text:span text:style-name="T19">Extendable</text:span>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8cm" svg:height="1.8cm" svg:x="0.005cm" svg:y="0.0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cm" svg:height="1.8cm" svg:x="15.005cm" svg:y="0.00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2.6cm" svg:height="1.8cm" svg:x="15.422cm" svg:y="0.004cm" presentation:class="title" presentation:user-transformed="true">
          <draw:text-box>
            <text:p text:style-name="P5"><text:span text:style-name="T4">Advantag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3"><text:span text:style-name="T19">Groovy</text:span></text:p>
                <text:list>
                  <text:list-item>
                    <text:p text:style-name="P13"><text:span text:style-name="T19">Limited to Groovy syntax support for DSLs</text:span></text:p>
                  </text:list-item>
                  <text:list-item>
                    <text:p text:style-name="P13"><text:span text:style-name="T19">Unprecise error messages</text:span></text:p>
                    <text:p text:style-name="P13"><text:span text:style-name="T19"/></text:p>
                  </text:list-item>
                </text:list>
              </text:list-item>
              <text:list-item>
                <text:p text:style-name="P13"><text:span text:style-name="T19">Our project</text:span></text:p>
                <text:list>
                  <text:list-item>
                    <text:p text:style-name="P13"><text:span text:style-name="T19">God class „App“</text:span></text:p>
                  </text:list-item>
                  <text:list-item>
                    <text:p text:style-name="P13"><text:span text:style-name="T19">Syntactic noise (Initializing Views and Controller)</text:span></text:p>
                  </text:list-item>
                  <text:list-item>
                    <text:p text:style-name="P13"><text:span text:style-name="T19">Component names need to be unique</text:span>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8cm" svg:height="1.8cm" svg:x="0.005cm" svg:y="0.0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3cm" svg:height="1.8cm" svg:x="15.005cm" svg:y="0.00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12.6cm" svg:height="1.8cm" svg:x="15.422cm" svg:y="0.004cm" presentation:class="title" presentation:user-transformed="true">
          <draw:text-box>
            <text:p text:style-name="P5"><text:span text:style-name="T4">Disadvantag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32">
        <office:forms form:automatic-focus="false" form:apply-design-mode="false"/>
        <draw:custom-shape draw:style-name="gr17" draw:text-style-name="P2" draw:layer="Layout" svg:width="17.9cm" svg:height="2.4cm" svg:x="10.101cm" svg:y="11.8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12.145cm" svg:height="2.393cm" svg:x="10.8cm" svg:y="11.808cm">
          <draw:text-box>
            <text:p text:style-name="P12"><text:span text:style-name="T2">F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GulimChe" svg:font-family="GulimChe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3:26:38.984209052</meta:creation-date>
    <dc:date>2014-06-18T21:07:12.624000000</dc:date>
    <meta:editing-duration>PT2H9M2S</meta:editing-duration>
    <meta:editing-cycles>47</meta:editing-cycles>
    <meta:generator>LibreOffice/4.2.4.2$Windows_x86 LibreOffice_project/63150712c6d317d27ce2db16eb94c2f3d7b699f8</meta:generator>
    <meta:document-statistic meta:object-count="100"/>
  </office:meta>
</office:document-meta>
</file>